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Registry.registerExternalEndpoint( ComponentNameSpace cns , ServiceEndpoint external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Registry.registerEndpointConnection( QName fromSvc , String fromEp , QName toSvc , String toEp , String 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Registry.getEndpointsByService( QName serviceName , Collection &lt; ServiceEndpoint &gt; endpo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Registry.registerInternalEndpoint( ComponentContextImpl provider , QName serviceName , String endpoint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ndpointRegistry.getEndpointsByInterface( QName interfaceName , Collection &lt; ServiceEndpoint &gt; endpoi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dpointRegistry.getExternal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Registry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Connection.InterfaceConnection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Registry.unregisterRemoteEndpoint( InternalEndpoint remo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dpointRegistry.getKey( QName svcName , String e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.getEndpointsForInterface( QName interfac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dpointRegistry.unregisterInterfaceConnection( QName fromI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.getInternal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.unregisterInternalEndpoint( ComponentContext provider , InternalEndpoint service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dpointRegistry.getAllEndpointsForComponent( ComponentNameSpace c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dpointRegistry.getEndpointsForComponent( ComponentNameSpace c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Registry.registerEndpoint( AbstractServiceEndpoint service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Registry.getEndpointM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.getEndpoint( QName servi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Registry.unregisterEndpointConnection( QName fromSvc , String fro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Registry.asEndpointArray( Collection &lt; ServiceEndpoint &gt;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Registry.unregisterExternalEndpoint( ComponentNameSpace cns ,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Registry.get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Registry.fireEvent( final ServiceEndpoint ep , final int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EndpointRegistry.getEndpointProcess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dpointRegistry.getExternal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.registerRemoteEndpoint( InternalEndpoint rem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pointRegistry.Endpoint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dpointRegistry.unregisterEndpoint( AbstractServiceEndpoint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Registry.getInternalEndpoint( QName servi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.registerInterfaceConnection( QName fromItf , QName toSvc , String to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Registry.getExternalEndpointsForInterfac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Registry.getKey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